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 style:list-style-name="L3"/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Preformatted_20_Text" style:list-style-name="L3">
      <style:paragraph-properties fo:margin-top="0in" fo:margin-bottom="0.1965in" loext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/>Insert Data into MySQL with PHP </text:h>
      <text:h text:style-name="Heading_20_2" text:outline-level="2">Quick Setup (folders &amp; files)</text:h>
      <text:list xml:id="list4269128670" text:style-name="L1">
        <text:list-item>
          <text:p text:style-name="P4">Project folder (example): <text:span text:style-name="Source_20_Text">xampp/htdocs/student_registration/</text:span></text:p>
        </text:list-item>
        <text:list-item>
          <text:p text:style-name="P4">Files:</text:p>
          <text:list>
            <text:list-item>
              <text:p text:style-name="P4"><text:span text:style-name="Source_20_Text">register.html</text:span> — HTML form (front-end)</text:p>
            </text:list-item>
            <text:list-item>
              <text:p text:style-name="P4"><text:span text:style-name="Source_20_Text">insert_student.php</text:span> — PHP script (back-end)</text:p>
            </text:list-item>
            <text:list-item>
              <text:p text:style-name="P4"><text:span text:style-name="Source_20_Text">success.html</text:span> — optional success page</text:p>
            </text:list-item>
          </text:list>
        </text:list-item>
      </text:list>
      <text:p text:style-name="Horizontal_20_Line"/>
      <text:h text:style-name="Heading_20_2" text:outline-level="2">Assumed table (example)</text:h>
      <text:p text:style-name="Preformatted_20_Text"><text:span text:style-name="Source_20_Text">USE students_db;</text:span></text:p>
      <text:p text:style-name="Preformatted_20_Text"><text:span text:style-name="Source_20_Text">CREATE TABLE IF NOT EXISTS students (</text:span></text:p>
      <text:p text:style-name="Preformatted_20_Text"><text:span text:style-name="Source_20_Text"><text:s text:c="2"/>id INT AUTO_INCREMENT PRIMARY KEY,</text:span></text:p>
      <text:p text:style-name="Preformatted_20_Text"><text:span text:style-name="Source_20_Text"><text:s text:c="2"/>name VARCHAR(100) NOT NULL,</text:span></text:p>
      <text:p text:style-name="Preformatted_20_Text"><text:span text:style-name="Source_20_Text"><text:s text:c="2"/>email VARCHAR(150) NOT NULL UNIQUE,</text:span></text:p>
      <text:p text:style-name="Preformatted_20_Text"><text:span text:style-name="Source_20_Text"><text:s text:c="2"/>password VARCHAR(255) NOT NULL,</text:span></text:p>
      <text:p text:style-name="Preformatted_20_Text"><text:span text:style-name="Source_20_Text"><text:s text:c="2"/>created_at TIMESTAMP DEFAULT CURRENT_TIMESTAMP</text:span></text:p>
      <text:p text:style-name="P2"><text:span text:style-name="Source_20_Text">);</text:span></text:p>
      <text:p text:style-name="Horizontal_20_Line"/>
      <text:h text:style-name="Heading_20_2" text:outline-level="2">register.html (key points)</text:h>
      <text:list xml:id="list3497457487" text:style-name="L2">
        <text:list-item>
          <text:p text:style-name="P5">Use <text:span text:style-name="Source_20_Text">method="post"</text:span> and <text:span text:style-name="Source_20_Text">action="insert_student.php"</text:span>.</text:p>
        </text:list-item>
        <text:list-item>
          <text:p text:style-name="P5">Use <text:span text:style-name="Source_20_Text">required</text:span> on inputs for basic client-side validation.</text:p>
        </text:list-item>
        <text:list-item>
          <text:p text:style-name="P5">Keep form simple: <text:span text:style-name="Source_20_Text">name</text:span>, <text:span text:style-name="Source_20_Text">email</text:span>, <text:span text:style-name="Source_20_Text">password</text:span>.</text:p>
        </text:list-item>
      </text:list>
      <text:p text:style-name="Horizontal_20_Line"/>
      <text:h text:style-name="Heading_20_2" text:outline-level="2">insert_student.php — Essentials (safe approach)</text:h>
      <text:list xml:id="list2226693047" text:style-name="L3">
        <text:list-item>
          <text:p text:style-name="P6"><text:span text:style-name="Strong_20_Emphasis">DB connection</text:span></text:p>
          <text:p text:style-name="P1"><text:span text:style-name="Source_20_Text">$conn = new mysqli('localhost','root','','students_db');</text:span></text:p>
          <text:p text:style-name="P3"><text:span text:style-name="Source_20_Text">if ($conn-&gt;connect_error) die('Connection failed: ' . $conn-&gt;connect_error);</text:span></text:p>
        </text:list-item>
        <text:list-item>
          <text:p text:style-name="P6"><text:span text:style-name="Strong_20_Emphasis">Process only POST</text:span></text:p>
          <text:p text:style-name="P3"><text:span text:style-name="Source_20_Text">if ($_SERVER['REQUEST_METHOD'] === 'POST') { ... }</text:span></text:p>
        </text:list-item>
        <text:list-item>
          <text:p text:style-name="P6"><text:span text:style-name="Strong_20_Emphasis">Sanitize &amp; validate</text:span></text:p>
          <text:list>
            <text:list-item>
              <text:p text:style-name="P6"><text:soft-page-break/><text:span text:style-name="Source_20_Text">trim()</text:span> inputs</text:p>
            </text:list-item>
            <text:list-item>
              <text:p text:style-name="P6"><text:span text:style-name="Source_20_Text">filter_var($email, FILTER_VALIDATE_EMAIL)</text:span></text:p>
            </text:list-item>
            <text:list-item>
              <text:p text:style-name="P6">Password minimum length (e.g., 6)</text:p>
            </text:list-item>
          </text:list>
        </text:list-item>
        <text:list-item>
          <text:p text:style-name="P6"><text:span text:style-name="Strong_20_Emphasis">Hash password</text:span></text:p>
          <text:p text:style-name="P3"><text:span text:style-name="Source_20_Text">$passwordHash = password_hash($passwordPlain, PASSWORD_DEFAULT);</text:span></text:p>
        </text:list-item>
        <text:list-item>
          <text:p text:style-name="P6"><text:span text:style-name="Strong_20_Emphasis">Prepared statement</text:span></text:p>
          <text:p text:style-name="P1"><text:span text:style-name="Source_20_Text">$stmt = $conn-&gt;prepare("INSERT INTO students (name, email, password) VALUES (?, ?, ?)");</text:span></text:p>
          <text:p text:style-name="P1"><text:span text:style-name="Source_20_Text">$stmt-&gt;bind_param('sss', $name, $email, $passwordHash);</text:span></text:p>
          <text:p text:style-name="P3"><text:span text:style-name="Source_20_Text">$stmt-&gt;execute();</text:span></text:p>
        </text:list-item>
        <text:list-item>
          <text:p text:style-name="P6"><text:span text:style-name="Strong_20_Emphasis">Handle duplicate email</text:span></text:p>
          <text:list>
            <text:list-item>
              <text:p text:style-name="P6">MySQL error code <text:span text:style-name="Source_20_Text">1062</text:span> = duplicate entry (unique constraint)</text:p>
            </text:list-item>
          </text:list>
        </text:list-item>
        <text:list-item>
          <text:p text:style-name="P6"><text:span text:style-name="Strong_20_Emphasis">Close resources</text:span></text:p>
          <text:p text:style-name="P1"><text:span text:style-name="Source_20_Text">$stmt-&gt;close();</text:span></text:p>
          <text:p text:style-name="P3"><text:span text:style-name="Source_20_Text">$conn-&gt;close();</text:span></text:p>
        </text:list-item>
      </text:list>
      <text:p text:style-name="Horizontal_20_Line"/>
      <text:h text:style-name="Heading_20_2" text:outline-level="2">How to run (local dev)</text:h>
      <text:list xml:id="list3474808958" text:style-name="L4">
        <text:list-item>
          <text:p text:style-name="P7">Start Apache &amp; MySQL (XAMPP/WAMP/LAMP).</text:p>
        </text:list-item>
        <text:list-item>
          <text:p text:style-name="P7">Place files in <text:span text:style-name="Source_20_Text">xampp/htdocs/student_registration/</text:span>.</text:p>
        </text:list-item>
        <text:list-item>
          <text:p text:style-name="P7">Open <text:span text:style-name="Source_20_Text">http://localhost/student_registration/register.html</text:span>.</text:p>
        </text:list-item>
        <text:list-item>
          <text:p text:style-name="P7">Fill form and submit.</text:p>
        </text:list-item>
        <text:list-item>
          <text:p text:style-name="P7">Verify inserted rows in phpMyAdmin (<text:span text:style-name="Source_20_Text">students_db</text:span> → <text:span text:style-name="Source_20_Text">students</text:span>).</text:p>
        </text:list-item>
      </text:list>
      <text:p text:style-name="Horizontal_20_Line"/>
      <text:h text:style-name="Heading_20_2" text:outline-level="2">Common errors &amp; fixes</text:h>
      <text:list xml:id="list3101474782" text:style-name="L5">
        <text:list-item>
          <text:p text:style-name="P8"><text:span text:style-name="Strong_20_Emphasis">Blank page / syntax error:</text:span> enable <text:span text:style-name="Source_20_Text">display_errors</text:span> in <text:span text:style-name="Source_20_Text">php.ini</text:span> (dev only) and check Apache error log.</text:p>
        </text:list-item>
        <text:list-item>
          <text:p text:style-name="P8"><text:span text:style-name="Strong_20_Emphasis">Connection failed:</text:span> check DB credentials and that MySQL is running.</text:p>
        </text:list-item>
        <text:list-item>
          <text:p text:style-name="P8"><text:span text:style-name="Strong_20_Emphasis">Prepare failed:</text:span> check SQL syntax; print <text:span text:style-name="Source_20_Text">$conn-&gt;error</text:span> (dev).</text:p>
        </text:list-item>
        <text:list-item>
          <text:p text:style-name="P8"><text:span text:style-name="Strong_20_Emphasis">Duplicate entry:</text:span> user tried to register with an email that already exists.</text:p>
        </text:list-item>
      </text:list>
      <text:p text:style-name="Horizontal_20_Line"/>
      <text:h text:style-name="Heading_20_2" text:outline-level="2"><text:soft-page-break/>Quick security reminders</text:h>
      <text:list xml:id="list2157201909" text:style-name="L6">
        <text:list-item>
          <text:p text:style-name="P9">Always use <text:span text:style-name="Strong_20_Emphasis">prepared statements</text:span> to prevent SQL injection.</text:p>
        </text:list-item>
        <text:list-item>
          <text:p text:style-name="P9"><text:span text:style-name="Strong_20_Emphasis">Never</text:span> store plain-text passwords — use <text:span text:style-name="Source_20_Text">password_hash()</text:span> and verify with <text:span text:style-name="Source_20_Text">password_verify()</text:span> on login.</text:p>
        </text:list-item>
        <text:list-item>
          <text:p text:style-name="P9">Do not show raw DB errors to users in production.</text:p>
        </text:list-item>
        <text:list-item>
          <text:p text:style-name="P9">Use HTTPS in production and implement email verification for real registrations.</text:p>
        </text:list-item>
      </text:list>
      <text:p text:style-name="Horizontal_20_Line"/>
      <text:h text:style-name="Heading_20_2" text:outline-level="2">Optional improvements (next steps)</text:h>
      <text:list xml:id="list2412549583" text:style-name="L7">
        <text:list-item>
          <text:p text:style-name="P10">Convert code to <text:span text:style-name="Strong_20_Emphasis">PDO</text:span> for portability and named parameters.</text:p>
        </text:list-item>
        <text:list-item>
          <text:p text:style-name="P10">Add server-side CSRF protection.</text:p>
        </text:list-item>
        <text:list-item>
          <text:p text:style-name="P10">Use AJAX (Fetch API) for submitting without page refresh.</text:p>
        </text:list-item>
        <text:list-item>
          <text:p text:style-name="P10">Add input sanitization libraries and stronger password rules.</text:p>
        </text:list-item>
      </text:list>
      <text:p text:style-name="Horizontal_20_Line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24T22:07:23.330000000</meta:creation-date>
    <dc:date>2025-10-24T22:08:08.311000000</dc:date>
    <meta:editing-duration>PT46S</meta:editing-duration>
    <meta:editing-cycles>1</meta:editing-cycles>
    <meta:document-statistic meta:table-count="0" meta:image-count="0" meta:object-count="0" meta:page-count="3" meta:paragraph-count="62" meta:word-count="356" meta:character-count="2585" meta:non-whitespace-character-count="2310"/>
    <meta:generator>Neat_Office/6.2.8.2$Windows_x86 LibreOffice_project/</meta:generator>
  </office:meta>
</office:document-meta>
</file>